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66ffff" draw:textarea-vertical-align="middle"/>
    </style:style>
    <style:style style:name="gr5" style:family="graphic" style:parent-style-name="standard">
      <style:graphic-properties draw:fill-color="#ff99ff" draw:opacity="100%" draw:opacity-name="" draw:textarea-vertical-align="middle"/>
    </style:style>
    <style:style style:name="gr6" style:family="graphic" style:parent-style-name="standard">
      <style:graphic-properties draw:fill-color="#ff9900" draw:opacity="100%" draw:opacity-name="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3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rect draw:style-name="gr1" draw:text-style-name="P1" draw:layer="layout" svg:width="18.4cm" svg:height="9.2cm" svg:x="3.173cm" svg:y="2.2cm">
          <text:p/>
        </draw:rect>
        <draw:frame draw:style-name="gr2" draw:layer="layout" svg:width="4.388cm" svg:height="1.598cm" svg:x="3.373cm" svg:y="2.437cm">
          <draw:text-box>
            <text:p>Z/nZ→Z/nZの</text:p>
            <text:p>写像達</text:p>
          </draw:text-box>
        </draw:frame>
        <draw:rect draw:style-name="gr1" draw:text-style-name="P1" draw:layer="layout" svg:width="13.4cm" svg:height="8.8cm" svg:x="7.773cm" svg:y="2.4cm">
          <text:p/>
        </draw:rect>
        <draw:frame draw:style-name="gr2" draw:layer="layout" svg:width="18.82cm" svg:height="1.675cm" svg:x="9cm" svg:y="19.2cm">
          <draw:text-box>
            <text:p>*行数は回答PDF”以下では、特に剰余群に限って、”の次からの行数</text:p>
            <text:p>*剰余のバーは付けていないがついているものとする。</text:p>
          </draw:text-box>
        </draw:frame>
        <draw:frame draw:style-name="gr3" draw:layer="layout" svg:width="3.034cm" svg:height="3.811cm" svg:x="3.739cm" svg:y="4.466cm">
          <draw:text-box>
            <text:p>Φ_x:</text:p>
            <text:p>0→a_x</text:p>
            <text:p>1→b_x</text:p>
            <text:p>…</text:p>
            <text:p>n-1→c_x</text:p>
          </draw:text-box>
        </draw:frame>
        <draw:frame draw:style-name="gr2" draw:layer="layout" svg:width="4.388cm" svg:height="1.598cm" svg:x="7.785cm" svg:y="2.602cm">
          <draw:text-box>
            <text:p>Z/nZ→Z/nZの</text:p>
            <text:p>準同型写像達</text:p>
          </draw:text-box>
        </draw:frame>
        <draw:rect draw:style-name="gr4" draw:text-style-name="P1" draw:layer="layout" svg:width="6.6cm" svg:height="8.2cm" svg:x="14.173cm" svg:y="2.8cm">
          <text:p/>
        </draw:rect>
        <draw:frame draw:style-name="gr2" draw:layer="layout" svg:width="5.371cm" svg:height="2.387cm" svg:x="14.385cm" svg:y="2.8cm">
          <draw:text-box>
            <text:p>Z/nZ→Z/nZの</text:p>
            <text:p>(自己)同型写像達</text:p>
            <text:p>→Aut(Z/nZ)</text:p>
          </draw:text-box>
        </draw:frame>
        <draw:rect draw:style-name="gr5" draw:text-style-name="P1" draw:layer="layout" svg:width="12.4cm" svg:height="5.6cm" svg:x="7.973cm" svg:y="5.2cm">
          <text:p/>
        </draw:rect>
        <draw:frame draw:style-name="gr3" draw:layer="layout" svg:width="2.72cm" svg:height="5.235cm" svg:x="10.973cm" svg:y="5.342cm">
          <draw:text-box>
            <text:p>Φ_kd:</text:p>
            <text:p>0→0</text:p>
            <text:p>1→kd</text:p>
            <text:p>…</text:p>
            <text:p>d→0</text:p>
            <text:p>...</text:p>
            <text:p>n-1→cd</text:p>
          </draw:text-box>
        </draw:frame>
        <draw:rect draw:style-name="gr6" draw:text-style-name="P1" draw:layer="layout" svg:width="5.6cm" svg:height="5.2cm" svg:x="14.373cm" svg:y="5.4cm">
          <text:p/>
        </draw:rect>
        <draw:frame draw:style-name="gr3" draw:layer="layout" svg:width="2.403cm" svg:height="3.811cm" svg:x="8.253cm" svg:y="5.4cm">
          <draw:text-box>
            <text:p>Φ_0:</text:p>
            <text:p>0→0</text:p>
            <text:p>1→0</text:p>
            <text:p>...</text:p>
            <text:p>n-1→0</text:p>
          </draw:text-box>
        </draw:frame>
        <draw:frame draw:style-name="gr3" draw:layer="layout" svg:width="2.208cm" svg:height="4.523cm" svg:x="14.585cm" svg:y="5.635cm">
          <draw:text-box>
            <text:p>Φ_k1:</text:p>
            <text:p>0→0</text:p>
            <text:p>1→k1</text:p>
            <text:p>...</text:p>
            <text:p>n-1</text:p>
            <text:p>→ck1</text:p>
          </draw:text-box>
        </draw:frame>
        <draw:frame draw:style-name="gr2" draw:layer="layout" svg:width="6.027cm" svg:height="2.387cm" svg:x="21.773cm" svg:y="3.125cm">
          <draw:text-box>
            <text:p>Φ_k(x)=kxの写像:</text:p>
            <text:p>Z/nZではwell-define</text:p>
            <text:p>(1-6行目,kはZ/nZ)</text:p>
          </draw:text-box>
        </draw:frame>
        <draw:line draw:style-name="gr7" draw:text-style-name="P1" draw:layer="layout" svg:x1="21.773cm" svg:y1="4cm" svg:x2="20cm" svg:y2="5.2cm">
          <text:p/>
        </draw:line>
        <draw:frame draw:style-name="gr3" draw:layer="layout" svg:width="1.67cm" svg:height="0.963cm" svg:x="12.13cm" svg:y="4cm">
          <draw:text-box>
            <text:p>Φ_y</text:p>
          </draw:text-box>
        </draw:frame>
        <draw:line draw:style-name="gr8" draw:text-style-name="P1" draw:layer="layout" svg:x1="12.13cm" svg:y1="4cm" svg:x2="13.8cm" svg:y2="4.963cm">
          <text:p/>
        </draw:line>
        <draw:line draw:style-name="gr8" draw:text-style-name="P1" draw:layer="layout" svg:x1="12.13cm" svg:y1="4.963cm" svg:x2="13.8cm" svg:y2="4.001cm">
          <text:p/>
        </draw:line>
        <draw:line draw:style-name="gr7" draw:text-style-name="P1" draw:layer="layout" svg:x1="14.6cm" svg:y1="2cm" svg:x2="13cm" svg:y2="4.001cm">
          <text:p/>
        </draw:line>
        <draw:frame draw:style-name="gr2" draw:layer="layout" svg:width="6.416cm" svg:height="1.598cm" svg:x="14.6cm" svg:y="0.6cm">
          <draw:text-box>
            <text:p>巡回群の準同型は</text:p>
            <text:p>Φ_kに限る(7-10行目)</text:p>
          </draw:text-box>
        </draw:frame>
        <draw:frame draw:style-name="gr9" draw:layer="layout" svg:width="6.992cm" svg:height="1.598cm" svg:x="0.6cm" svg:y="9.402cm">
          <draw:text-box>
            <text:p>乗法群に対応してないと</text:p>
            <text:p>同型でない(11-16行目)</text:p>
          </draw:text-box>
        </draw:frame>
        <draw:line draw:style-name="gr7" draw:text-style-name="P1" draw:layer="layout" svg:x1="7.38cm" svg:y1="10.4cm" svg:x2="8.4cm" svg:y2="9.211cm">
          <text:p/>
        </draw:line>
        <draw:line draw:style-name="gr7" draw:text-style-name="P1" draw:layer="layout" svg:x1="7.38cm" svg:y1="10.4cm" svg:x2="10.973cm" svg:y2="9.4cm">
          <text:p/>
        </draw:line>
        <draw:frame draw:style-name="gr9" draw:layer="layout" svg:width="5.332cm" svg:height="2.233cm" svg:x="21.782cm" svg:y="5.802cm">
          <draw:text-box>
            <text:p>乗法群に対応して</text:p>
            <text:p>いると自己同型</text:p>
            <text:p>(17-18行目)</text:p>
          </draw:text-box>
        </draw:frame>
        <draw:line draw:style-name="gr7" draw:text-style-name="P1" draw:layer="layout" svg:x1="21.782cm" svg:y1="6.6cm" svg:x2="19.4cm" svg:y2="7.8cm">
          <text:p/>
        </draw:line>
        <draw:rect draw:style-name="gr6" draw:text-style-name="P1" draw:layer="layout" svg:width="5.6cm" svg:height="4.6cm" svg:x="14.4cm" svg:y="12.6cm">
          <text:p/>
        </draw:rect>
        <draw:frame draw:style-name="gr3" draw:layer="layout" svg:width="2.208cm" svg:height="4.523cm" svg:x="17.192cm" svg:y="5.677cm">
          <draw:text-box>
            <text:p>Φ_k2:</text:p>
            <text:p>0→0</text:p>
            <text:p>1→k2</text:p>
            <text:p>...</text:p>
            <text:p>n-1</text:p>
            <text:p>→ck2</text:p>
          </draw:text-box>
        </draw:frame>
        <draw:frame draw:style-name="gr2" draw:layer="layout" svg:width="4.951cm" svg:height="1.675cm" svg:x="14.424cm" svg:y="15.637cm">
          <draw:text-box>
            <text:p>（Z/nZ）ｘ</text:p>
            <text:p>((1)では(Z/5Z)x)</text:p>
          </draw:text-box>
        </draw:frame>
        <draw:frame draw:style-name="gr2" draw:layer="layout" svg:width="0.853cm" svg:height="0.963cm" svg:x="14.8cm" svg:y="13.837cm">
          <draw:text-box>
            <text:p>1</text:p>
          </draw:text-box>
        </draw:frame>
        <draw:frame draw:style-name="gr3" draw:layer="layout" svg:width="0.853cm" svg:height="0.963cm" svg:x="14.801cm" svg:y="13.838cm">
          <draw:text-box>
            <text:p>1</text:p>
          </draw:text-box>
        </draw:frame>
        <draw:frame draw:style-name="gr3" draw:layer="layout" svg:width="1.171cm" svg:height="0.963cm" svg:x="16.6cm" svg:y="13.837cm">
          <draw:text-box>
            <text:p>k1</text:p>
          </draw:text-box>
        </draw:frame>
        <draw:frame draw:style-name="gr3" draw:layer="layout" svg:width="1.171cm" svg:height="0.963cm" svg:x="18.6cm" svg:y="13.837cm">
          <draw:text-box>
            <text:p>k2</text:p>
          </draw:text-box>
        </draw:frame>
        <draw:line draw:style-name="gr10" draw:text-style-name="P1" draw:layer="layout" svg:x1="19cm" svg:y1="13.837cm" svg:x2="18.2cm" svg:y2="10.2cm">
          <text:p/>
        </draw:line>
        <draw:custom-shape draw:style-name="gr11" draw:text-style-name="P1" draw:layer="layout" svg:width="4.6cm" svg:height="1.8cm" svg:x="15cm" svg:y="10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" draw:layer="layout" svg:x1="18.976cm" svg:y1="13.838cm" svg:x2="18.176cm" svg:y2="10.201cm">
          <text:p/>
        </draw:line>
        <draw:line draw:style-name="gr10" draw:text-style-name="P1" draw:layer="layout" svg:x1="17.2cm" svg:y1="13.837cm" svg:x2="16cm" svg:y2="10.158cm">
          <text:p/>
        </draw:line>
        <draw:line draw:style-name="gr7" draw:text-style-name="P1" draw:layer="layout" svg:x1="21.8cm" svg:y1="12.4cm" svg:x2="18.6cm" svg:y2="11.2cm">
          <text:p/>
        </draw:line>
        <draw:frame draw:style-name="gr9" draw:layer="layout" svg:width="6.23cm" svg:height="5.235cm" svg:x="21.8cm" svg:y="11.367cm">
          <draw:text-box>
            <text:p>Ψ:k→Φ_k((Z/nZ)x→</text:p>
            <text:p>Aut(Z/nZ))は同型</text:p>
            <text:p>(個数が同じで</text:p>
            <text:p>単射(生成元で値が</text:p>
            <text:p>異なる)なので、命題</text:p>
            <text:p>1.1.6より同型)</text:p>
            <text:p>(19-21行目)</text:p>
          </draw:text-box>
        </draw:frame>
        <draw:rect draw:style-name="gr6" draw:text-style-name="P1" draw:layer="layout" svg:width="3.992cm" svg:height="1.2cm" svg:x="3.2cm" svg:y="16cm">
          <text:p/>
        </draw:rect>
        <draw:frame draw:style-name="gr2" draw:layer="layout" svg:width="3.792cm" svg:height="0.963cm" svg:x="3.4cm" svg:y="16.237cm">
          <draw:text-box>
            <text:p>(1)ではZ/4Z</text:p>
          </draw:text-box>
        </draw:frame>
        <draw:custom-shape draw:style-name="gr11" draw:text-style-name="P1" draw:layer="layout" svg:width="7.208cm" svg:height="1.2cm" svg:x="7.192cm" svg:y="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1" draw:layer="layout" svg:x1="18.6cm" svg:y1="18cm" svg:x2="18cm" svg:y2="17cm">
          <text:p/>
        </draw:line>
        <draw:frame draw:style-name="gr2" draw:layer="layout" svg:width="10.934cm" svg:height="0.963cm" svg:x="17.066cm" svg:y="18cm">
          <draw:text-box>
            <text:p>要素4で2,3は(位数4の)生成元になる。</text:p>
          </draw:text-box>
        </draw:frame>
        <draw:line draw:style-name="gr7" draw:text-style-name="P1" draw:layer="layout" svg:x1="7cm" svg:y1="18cm" svg:x2="6.4cm" svg:y2="17cm">
          <text:p/>
        </draw:line>
        <draw:frame draw:style-name="gr2" draw:layer="layout" svg:width="10.934cm" svg:height="0.963cm" svg:x="5.399cm" svg:y="18.037cm">
          <draw:text-box>
            <text:p>要素4で1,3は(位数4の)生成元になる。</text:p>
          </draw:text-box>
        </draw:frame>
        <draw:line draw:style-name="gr7" draw:text-style-name="P1" draw:layer="layout" svg:x1="9cm" svg:y1="15cm" svg:x2="9.4cm" svg:y2="16.2cm">
          <text:p/>
        </draw:line>
        <draw:frame draw:style-name="gr12" draw:layer="layout" svg:width="11.45cm" svg:height="2.31cm" svg:x="2.35cm" svg:y="12.6cm">
          <draw:text-box>
            <text:p>同型(回答では直接同型写像を見つけた)</text:p>
            <text:p><text:span text:style-name="T1">(1)</text:span><text:span text:style-name="T1">では巡回群なので</text:span>演習2.5.1より、</text:p>
            <text:p>互いに準同型写像を持ち、同型になる。</text:p>
          </draw:text-box>
        </draw:frame>
        <draw:line draw:style-name="gr7" draw:text-style-name="P1" draw:layer="layout" svg:x1="2.6cm" svg:y1="19.4cm" svg:x2="3.6cm" svg:y2="17.2cm">
          <text:p/>
        </draw:line>
        <draw:frame draw:style-name="gr2" draw:layer="layout" svg:width="7.42cm" svg:height="0.963cm" svg:x="0.18cm" svg:y="19.4cm">
          <draw:text-box>
            <text:p>推移律でAut(Z/nZ)と同型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10T06:14:47.32</meta:creation-date>
    <meta:editing-duration>PT1H32M52S</meta:editing-duration>
    <meta:editing-cycles>14</meta:editing-cycles>
    <dc:date>2022-07-10T07:47:37.15</dc:date>
    <meta:generator>OpenOffice/4.1.6$Win32 OpenOffice.org_project/416m1$Build-9790</meta:generator>
    <meta:print-date>2022-07-10T07:33:09.03</meta:print-date>
    <meta:document-statistic meta:object-count="72"/>
  </office:meta>
</office:document-meta>
</file>